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fo:margin-right="-0.011cm" style:writing-mode="lr-tb"/>
    </style:style>
    <style:style style:name="T1_1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2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3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4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5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fo:margin-right="0.67cm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00%" fo:margin-right="0.67cm" style:writing-mode="lr-tb"/>
    </style:style>
    <style:style style:name="T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" style:family="paragraph" style:parent-style-name="Standard">
      <style:paragraph-properties fo:break-before="auto" fo:line-height="100%" fo:margin-right="0.67cm" style:writing-mode="lr-tb"/>
    </style:style>
    <style:style style:name="T4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_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_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_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4_9" style:family="text">
      <style:text-properties style:text-underline-style="solid" style:text-underline-color="font-color"/>
    </style:style>
    <style:style style:name="P5" style:family="paragraph" style:parent-style-name="Standard">
      <style:paragraph-properties fo:break-before="auto" fo:line-height="100%" fo:margin-right="0.67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P6" style:family="paragraph" style:parent-style-name="Standard">
      <style:paragraph-properties fo:break-before="auto" fo:line-height="100%" fo:margin-right="0.67cm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00%" fo:margin-right="0.67cm" style:writing-mode="lr-tb"/>
    </style:style>
    <style:style style:name="T7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9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0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4" style:family="text">
      <style:text-properties style:text-underline-style="solid" style:text-underline-color="font-color"/>
    </style:style>
    <style:style style:name="T7_1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19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20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2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2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2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7_2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break-before="auto" fo:line-height="100%" fo:margin-right="0.6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P9" style:family="paragraph" style:parent-style-name="Standard">
      <style:paragraph-properties fo:break-before="auto" fo:line-height="100%" fo:margin-right="0.67cm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line-height="100%" fo:margin-right="0.67cm" style:writing-mode="lr-tb"/>
    </style:style>
    <style:style style:name="T10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9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0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19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20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2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2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2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0_2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break-before="auto" fo:line-height="100%" fo:margin-right="0.67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P12" style:family="paragraph" style:parent-style-name="Standard">
      <style:paragraph-properties fo:break-before="auto" fo:line-height="100%" fo:margin-right="0.67cm" style:writing-mode="lr-tb"/>
    </style:style>
    <style:style style:name="P13" style:family="paragraph" style:parent-style-name="Standard">
      <style:paragraph-properties fo:break-before="auto" fo:line-height="100%" fo:margin-right="0.67cm" style:writing-mode="lr-tb"/>
    </style:style>
    <style:style style:name="T13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9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0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19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20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2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3_2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14" style:family="paragraph" style:parent-style-name="Standard">
      <style:paragraph-properties fo:break-before="auto" fo:line-height="100%" fo:margin-right="0.6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P15" style:family="paragraph" style:parent-style-name="Standard">
      <style:paragraph-properties fo:break-before="auto" fo:line-height="100%" fo:margin-right="0.67cm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00%" fo:margin-right="0.67cm" style:writing-mode="lr-tb"/>
    </style:style>
    <style:style style:name="T16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9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10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1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1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1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1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1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6_16" style:family="text">
      <style:text-properties style:text-underline-style="solid" style:text-underline-color="font-color"/>
    </style:style>
    <style:style style:name="P17" style:family="paragraph" style:parent-style-name="Standard">
      <style:paragraph-properties fo:break-before="auto" fo:line-height="100%" fo:margin-right="0.6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P18" style:family="paragraph" style:parent-style-name="Standard">
      <style:paragraph-properties fo:break-before="auto" fo:line-height="100%" fo:margin-right="0.67cm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00%" fo:margin-right="0.67cm" style:writing-mode="lr-tb"/>
    </style:style>
    <style:style style:name="T19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5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6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7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8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9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10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1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12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13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T19_14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20" style:family="paragraph" style:parent-style-name="Standard">
      <style:paragraph-properties fo:break-before="auto" fo:line-height="100%" fo:margin-right="0.6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P21" style:family="paragraph" style:parent-style-name="Standard">
      <style:paragraph-properties fo:break-before="auto" fo:line-height="100%" fo:margin-right="0.67cm" style:writing-mode="lr-tb"/>
    </style:style>
    <style:style style:name="P22" style:family="paragraph" style:parent-style-name="Standard">
      <style:paragraph-properties fo:break-before="auto" fo:line-height="100%" fo:margin-right="0.67cm" style:writing-mode="lr-tb"/>
    </style:style>
    <style:style style:name="P23" style:family="paragraph" style:parent-style-name="Standard">
      <style:paragraph-properties fo:break-before="auto" fo:line-height="100%" fo:margin-right="0.67cm" style:writing-mode="lr-tb"/>
    </style:style>
    <style:style style:name="T23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4" style:family="paragraph" style:parent-style-name="Standard">
      <style:paragraph-properties fo:break-before="auto" fo:line-height="100%" fo:margin-right="0.6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P25" style:family="paragraph" style:parent-style-name="Standard">
      <style:paragraph-properties fo:break-before="auto" fo:line-height="100%" fo:margin-right="0.67cm" style:writing-mode="lr-tb"/>
    </style:style>
    <style:style style:name="P26" style:family="paragraph" style:parent-style-name="Standard">
      <style:paragraph-properties fo:break-before="auto" fo:line-height="100%" fo:margin-right="0.67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Criterion</text:span><text:span text:style-name="T1_2"><text:s/></text:span><text:span text:style-name="T1_3">E</text:span><text:span text:style-name="T1_4">:<text:s/></text:span><text:span text:style-name="T1_5">Evaluation</text:span></text:p>
      <text:p text:style-name="P2"/>
      <text:p text:style-name="P3"><text:span text:style-name="T3_1">Specific</text:span><text:span text:style-name="T3_2"><text:s/></text:span><text:span text:style-name="T3_3">Performance</text:span><text:span text:style-name="T3_4"><text:s/></text:span><text:span text:style-name="T3_5">Criteria</text:span></text:p>
      <text:p text:style-name="P4"><text:span text:style-name="T4_1">Simple</text:span><text:span text:style-name="T4_2">,<text:s/></text:span><text:span text:style-name="T4_3">intuitive</text:span><text:span text:style-name="T4_4"><text:s/></text:span><text:span text:style-name="T4_5">GUI</text:span><text:span text:style-name="T4_6"><text:s/></text:span><text:span text:style-name="T4_7">interface</text:span><text:span text:style-name="T4_8">:</text:span><text:span text:style-name="T4_9"><text:s/></text:span></text:p>
      <text:p text:style-name="P5"><text:span text:style-name="T5_1">According</text:span><text:span text:style-name="T5_2"><text:s/></text:span><text:span text:style-name="T5_3">to</text:span><text:span text:style-name="T5_4"><text:s/></text:span><text:span text:style-name="T5_5">the</text:span><text:span text:style-name="T5_6"><text:s/></text:span><text:span text:style-name="T5_7">interview</text:span><text:span text:style-name="T5_8"><text:s/></text:span><text:span text:style-name="T5_9">with</text:span><text:span text:style-name="T5_10"><text:s/></text:span><text:span text:style-name="T5_11">my</text:span><text:span text:style-name="T5_12"><text:s/></text:span><text:span text:style-name="T5_13">client</text:span><text:span text:style-name="T5_14">,<text:s/></text:span><text:span text:style-name="T5_15">I</text:span><text:span text:style-name="T5_16"><text:s/></text:span><text:span text:style-name="T5_17">achieved</text:span><text:span text:style-name="T5_18"><text:s/></text:span><text:span text:style-name="T5_19">this</text:span><text:span text:style-name="T5_20"><text:s/></text:span><text:span text:style-name="T5_21">criteria</text:span><text:span text:style-name="T5_22"><text:s/></text:span><text:span text:style-name="T5_23">of</text:span><text:span text:style-name="T5_24"><text:s/></text:span><text:span text:style-name="T5_25">my</text:span><text:span text:style-name="T5_26"><text:s/></text:span><text:span text:style-name="T5_27">product</text:span><text:span text:style-name="T5_28">.<text:s/></text:span><text:span text:style-name="T5_29">The</text:span><text:span text:style-name="T5_30"><text:s/></text:span><text:span text:style-name="T5_31">client</text:span><text:span text:style-name="T5_32"><text:s/></text:span><text:span text:style-name="T5_33">could</text:span><text:span text:style-name="T5_34"><text:s/></text:span><text:span text:style-name="T5_35">almost</text:span><text:span text:style-name="T5_36"><text:s/></text:span><text:span text:style-name="T5_37">instantly</text:span><text:span text:style-name="T5_38"><text:s/></text:span><text:span text:style-name="T5_39">understand</text:span><text:span text:style-name="T5_40"><text:s/></text:span><text:span text:style-name="T5_41">how</text:span><text:span text:style-name="T5_42"><text:s/></text:span><text:span text:style-name="T5_43">to</text:span><text:span text:style-name="T5_44"><text:s/></text:span><text:span text:style-name="T5_45">use</text:span><text:span text:style-name="T5_46"><text:s/></text:span><text:span text:style-name="T5_47">the</text:span><text:span text:style-name="T5_48"><text:s/></text:span><text:span text:style-name="T5_49">program</text:span><text:span text:style-name="T5_50">,<text:s/></text:span><text:span text:style-name="T5_51">and</text:span><text:span text:style-name="T5_52"><text:s/></text:span><text:span text:style-name="T5_53">he</text:span><text:span text:style-name="T5_54"><text:s/></text:span><text:span text:style-name="T5_55">found</text:span><text:span text:style-name="T5_56"><text:s/></text:span><text:span text:style-name="T5_57">it</text:span><text:span text:style-name="T5_58"><text:s/></text:span><text:span text:style-name="T5_59">straightforward</text:span><text:span text:style-name="T5_60"><text:s/></text:span><text:span text:style-name="T5_61">and</text:span><text:span text:style-name="T5_62"><text:s/></text:span><text:span text:style-name="T5_63">plain</text:span><text:span text:style-name="T5_64">.</text:span></text:p>
      <text:p text:style-name="P6"/>
      <text:p text:style-name="P7"><text:span text:style-name="T7_1">Shows</text:span><text:span text:style-name="T7_2"><text:s/></text:span><text:span text:style-name="T7_3">the</text:span><text:span text:style-name="T7_4"><text:s/></text:span><text:span text:style-name="T7_5">login</text:span><text:span text:style-name="T7_6"><text:s/></text:span><text:span text:style-name="T7_7">status</text:span><text:span text:style-name="T7_8"><text:s/></text:span><text:span text:style-name="T7_9">of</text:span><text:span text:style-name="T7_10"><text:s/></text:span><text:span text:style-name="T7_11">the</text:span><text:span text:style-name="T7_12"><text:s/></text:span><text:span text:style-name="T7_13">user</text:span><text:span text:style-name="T7_14">’</text:span><text:span text:style-name="T7_15">s</text:span><text:span text:style-name="T7_16"><text:s/></text:span><text:span text:style-name="T7_17">friends</text:span><text:span text:style-name="T7_18"><text:s/></text:span><text:span text:style-name="T7_19">across</text:span><text:span text:style-name="T7_20"><text:s/></text:span><text:span text:style-name="T7_21">multiple</text:span><text:span text:style-name="T7_22"><text:s/></text:span><text:span text:style-name="T7_23">programs</text:span><text:span text:style-name="T7_24">:</text:span></text:p>
      <text:p text:style-name="P8"><text:span text:style-name="T8_1">I</text:span><text:span text:style-name="T8_2"><text:s/></text:span><text:span text:style-name="T8_3">achieved</text:span><text:span text:style-name="T8_4"><text:s/></text:span><text:span text:style-name="T8_5">this</text:span><text:span text:style-name="T8_6"><text:s/></text:span><text:span text:style-name="T8_7">part</text:span><text:span text:style-name="T8_8"><text:s/></text:span><text:span text:style-name="T8_9">of</text:span><text:span text:style-name="T8_10"><text:s/></text:span><text:span text:style-name="T8_11">the</text:span><text:span text:style-name="T8_12"><text:s/></text:span><text:span text:style-name="T8_13">performance</text:span><text:span text:style-name="T8_14"><text:s/></text:span><text:span text:style-name="T8_15">criteria</text:span><text:span text:style-name="T8_16">.<text:s/></text:span><text:span text:style-name="T8_17">The</text:span><text:span text:style-name="T8_18"><text:s/></text:span><text:span text:style-name="T8_19">product</text:span><text:span text:style-name="T8_20"><text:s/></text:span><text:span text:style-name="T8_21">does</text:span><text:span text:style-name="T8_22"><text:s/></text:span><text:span text:style-name="T8_23">show</text:span><text:span text:style-name="T8_24"><text:s/></text:span><text:span text:style-name="T8_25">the</text:span><text:span text:style-name="T8_26"><text:s/></text:span><text:span text:style-name="T8_27">current</text:span><text:span text:style-name="T8_28"><text:s/></text:span><text:span text:style-name="T8_29">login</text:span><text:span text:style-name="T8_30"><text:s/></text:span><text:span text:style-name="T8_31">statuses</text:span><text:span text:style-name="T8_32"><text:s/></text:span><text:span text:style-name="T8_33">of</text:span><text:span text:style-name="T8_34"><text:s/></text:span><text:span text:style-name="T8_35">friends</text:span><text:span text:style-name="T8_36"><text:s/></text:span><text:span text:style-name="T8_37">from</text:span><text:span text:style-name="T8_38"><text:s/></text:span><text:span text:style-name="T8_39">multiple</text:span><text:span text:style-name="T8_40"><text:s/></text:span><text:span text:style-name="T8_41">other</text:span><text:span text:style-name="T8_42"><text:s/></text:span><text:span text:style-name="T8_43">applications</text:span><text:span text:style-name="T8_44">.<text:s/></text:span><text:span text:style-name="T8_45">Although</text:span><text:span text:style-name="T8_46"><text:s/></text:span><text:span text:style-name="T8_47">in</text:span><text:span text:style-name="T8_48"><text:s/></text:span><text:span text:style-name="T8_49">the</text:span><text:span text:style-name="T8_50"><text:s/></text:span><text:span text:style-name="T8_51">time</text:span><text:span text:style-name="T8_52"><text:s/></text:span><text:span text:style-name="T8_53">span</text:span><text:span text:style-name="T8_54"><text:s/></text:span><text:span text:style-name="T8_55">I</text:span><text:span text:style-name="T8_56"><text:s/></text:span><text:span text:style-name="T8_57">was</text:span><text:span text:style-name="T8_58"><text:s/></text:span><text:span text:style-name="T8_59">only</text:span><text:span text:style-name="T8_60"><text:s/></text:span><text:span text:style-name="T8_61">able</text:span><text:span text:style-name="T8_62"><text:s/></text:span><text:span text:style-name="T8_63">to</text:span><text:span text:style-name="T8_64"><text:s/></text:span><text:span text:style-name="T8_65">implement</text:span><text:span text:style-name="T8_66"><text:s/></text:span><text:span text:style-name="T8_67">two</text:span><text:span text:style-name="T8_68"><text:s/></text:span><text:span text:style-name="T8_69">services</text:span><text:span text:style-name="T8_70"><text:s/></text:span><text:span text:style-name="T8_71">for</text:span><text:span text:style-name="T8_72"><text:s/></text:span><text:span text:style-name="T8_73">it</text:span><text:span text:style-name="T8_74"><text:s/></text:span><text:span text:style-name="T8_75">to</text:span><text:span text:style-name="T8_76"><text:s/></text:span><text:span text:style-name="T8_77">use</text:span><text:span text:style-name="T8_78">,<text:s/></text:span><text:span text:style-name="T8_79">these</text:span><text:span text:style-name="T8_80"><text:s/></text:span><text:span text:style-name="T8_81">met</text:span><text:span text:style-name="T8_82"><text:s/></text:span><text:span text:style-name="T8_83">the</text:span><text:span text:style-name="T8_84"><text:s/></text:span><text:span text:style-name="T8_85">requirements</text:span><text:span text:style-name="T8_86"><text:s/></text:span><text:span text:style-name="T8_87">of</text:span><text:span text:style-name="T8_88"><text:s/></text:span><text:span text:style-name="T8_89">most</text:span><text:span text:style-name="T8_90"><text:s/></text:span><text:span text:style-name="T8_91">of</text:span><text:span text:style-name="T8_92"><text:s/></text:span><text:span text:style-name="T8_93">my</text:span><text:span text:style-name="T8_94"><text:s/></text:span><text:span text:style-name="T8_95">clients</text:span><text:span text:style-name="T8_96">,<text:s/></text:span><text:span text:style-name="T8_97">and</text:span><text:span text:style-name="T8_98"><text:s/></text:span><text:span text:style-name="T8_99">the</text:span><text:span text:style-name="T8_100"><text:s/></text:span><text:span text:style-name="T8_101">plugin</text:span><text:span text:style-name="T8_102"><text:s/></text:span><text:span text:style-name="T8_103">system</text:span><text:span text:style-name="T8_104"><text:s/></text:span><text:span text:style-name="T8_105">allows</text:span><text:span text:style-name="T8_106"><text:s/></text:span><text:span text:style-name="T8_107">this</text:span><text:span text:style-name="T8_108"><text:s/></text:span><text:span text:style-name="T8_109">to</text:span><text:span text:style-name="T8_110"><text:s/></text:span><text:span text:style-name="T8_111">be</text:span><text:span text:style-name="T8_112"><text:s/></text:span><text:span text:style-name="T8_113">expanded</text:span><text:span text:style-name="T8_114"><text:s/></text:span><text:span text:style-name="T8_115">on</text:span><text:span text:style-name="T8_116"><text:s/></text:span><text:span text:style-name="T8_117">in</text:span><text:span text:style-name="T8_118"><text:s/></text:span><text:span text:style-name="T8_119">the</text:span><text:span text:style-name="T8_120"><text:s/></text:span><text:span text:style-name="T8_121">future</text:span><text:span text:style-name="T8_122">.</text:span></text:p>
      <text:p text:style-name="P9"/>
      <text:p text:style-name="P10"><text:span text:style-name="T10_1">Ability</text:span><text:span text:style-name="T10_2"><text:s/></text:span><text:span text:style-name="T10_3">to</text:span><text:span text:style-name="T10_4"><text:s/></text:span><text:span text:style-name="T10_5">map</text:span><text:span text:style-name="T10_6"><text:s/></text:span><text:span text:style-name="T10_7">a</text:span><text:span text:style-name="T10_8"><text:s/></text:span><text:span text:style-name="T10_9">person</text:span><text:span text:style-name="T10_10">’</text:span><text:span text:style-name="T10_11">s</text:span><text:span text:style-name="T10_12"><text:s/></text:span><text:span text:style-name="T10_13">name</text:span><text:span text:style-name="T10_14"><text:s/></text:span><text:span text:style-name="T10_15">to</text:span><text:span text:style-name="T10_16"><text:s/></text:span><text:span text:style-name="T10_17">usernames</text:span><text:span text:style-name="T10_18"><text:s/></text:span><text:span text:style-name="T10_19">across</text:span><text:span text:style-name="T10_20"><text:s/></text:span><text:span text:style-name="T10_21">multiple</text:span><text:span text:style-name="T10_22"><text:s/></text:span><text:span text:style-name="T10_23">programs</text:span><text:span text:style-name="T10_24">:</text:span></text:p>
      <text:p text:style-name="P11"><text:span text:style-name="T11_1">This</text:span><text:span text:style-name="T11_2"><text:s/></text:span><text:span text:style-name="T11_3">part</text:span><text:span text:style-name="T11_4"><text:s/></text:span><text:span text:style-name="T11_5">of</text:span><text:span text:style-name="T11_6"><text:s/></text:span><text:span text:style-name="T11_7">the</text:span><text:span text:style-name="T11_8"><text:s/></text:span><text:span text:style-name="T11_9">performance</text:span><text:span text:style-name="T11_10"><text:s/></text:span><text:span text:style-name="T11_11">criteria</text:span><text:span text:style-name="T11_12"><text:s/></text:span><text:span text:style-name="T11_13">was</text:span><text:span text:style-name="T11_14"><text:s/></text:span><text:span text:style-name="T11_15">also</text:span><text:span text:style-name="T11_16"><text:s/></text:span><text:span text:style-name="T11_17">complete</text:span><text:span text:style-name="T11_18">.<text:s/></text:span><text:span text:style-name="T11_19">Not</text:span><text:span text:style-name="T11_20"><text:s/></text:span><text:span text:style-name="T11_21">only</text:span><text:span text:style-name="T11_22"><text:s/></text:span><text:span text:style-name="T11_23">does</text:span><text:span text:style-name="T11_24"><text:s/></text:span><text:span text:style-name="T11_25">the</text:span><text:span text:style-name="T11_26"><text:s/></text:span><text:span text:style-name="T11_27">program</text:span><text:span text:style-name="T11_28"><text:s/></text:span><text:span text:style-name="T11_29">sort</text:span><text:span text:style-name="T11_30"><text:s/></text:span><text:span text:style-name="T11_31">by</text:span><text:span text:style-name="T11_32"><text:s/></text:span><text:span text:style-name="T11_33">application</text:span><text:span text:style-name="T11_34">,<text:s/></text:span><text:span text:style-name="T11_35">but</text:span><text:span text:style-name="T11_36"><text:s/></text:span><text:span text:style-name="T11_37">it</text:span><text:span text:style-name="T11_38"><text:s/></text:span><text:span text:style-name="T11_39">can</text:span><text:span text:style-name="T11_40"><text:s/></text:span><text:span text:style-name="T11_41">also</text:span><text:span text:style-name="T11_42"><text:s/></text:span><text:span text:style-name="T11_43">sort</text:span><text:span text:style-name="T11_44"><text:s/></text:span><text:span text:style-name="T11_45">by</text:span><text:span text:style-name="T11_46"><text:s/></text:span><text:span text:style-name="T11_47">the</text:span><text:span text:style-name="T11_48"><text:s/></text:span><text:span text:style-name="T11_49">map</text:span><text:span text:style-name="T11_50"><text:s/></text:span><text:span text:style-name="T11_51">that</text:span><text:span text:style-name="T11_52"><text:s/></text:span><text:span text:style-name="T11_53">is</text:span><text:span text:style-name="T11_54"><text:s/></text:span><text:span text:style-name="T11_55">created</text:span><text:span text:style-name="T11_56"><text:s/></text:span><text:span text:style-name="T11_57">between</text:span><text:span text:style-name="T11_58"><text:s/></text:span><text:span text:style-name="T11_59">friends</text:span><text:span text:style-name="T11_60"><text:s/></text:span><text:span text:style-name="T11_61">and</text:span><text:span text:style-name="T11_62"><text:s/></text:span><text:span text:style-name="T11_63">their</text:span><text:span text:style-name="T11_64"><text:s/></text:span><text:span text:style-name="T11_65">usernames</text:span><text:span text:style-name="T11_66">.</text:span></text:p>
      <text:p text:style-name="P12"/>
      <text:p text:style-name="P13"><text:span text:style-name="T13_1">Ability</text:span><text:span text:style-name="T13_2"><text:s/></text:span><text:span text:style-name="T13_3">to</text:span><text:span text:style-name="T13_4"><text:s/></text:span><text:span text:style-name="T13_5">add</text:span><text:span text:style-name="T13_6"><text:s/></text:span><text:span text:style-name="T13_7">multiple</text:span><text:span text:style-name="T13_8"><text:s/></text:span><text:span text:style-name="T13_9">other</text:span><text:span text:style-name="T13_10"><text:s/></text:span><text:span text:style-name="T13_11">programs</text:span><text:span text:style-name="T13_12"><text:s/></text:span><text:span text:style-name="T13_13">to</text:span><text:span text:style-name="T13_14"><text:s/></text:span><text:span text:style-name="T13_15">display</text:span><text:span text:style-name="T13_16"><text:s/></text:span><text:span text:style-name="T13_17">login</text:span><text:span text:style-name="T13_18"><text:s/></text:span><text:span text:style-name="T13_19">statuses</text:span><text:span text:style-name="T13_20"><text:s/></text:span><text:span text:style-name="T13_21">from</text:span><text:span text:style-name="T13_22">:</text:span></text:p>
      <text:p text:style-name="P14"><text:span text:style-name="T14_1">Each</text:span><text:span text:style-name="T14_2"><text:s/></text:span><text:span text:style-name="T14_3">program</text:span><text:span text:style-name="T14_4"><text:s/></text:span><text:span text:style-name="T14_5">that</text:span><text:span text:style-name="T14_6"><text:s/></text:span><text:span text:style-name="T14_7">the</text:span><text:span text:style-name="T14_8"><text:s/></text:span><text:span text:style-name="T14_9">product</text:span><text:span text:style-name="T14_10"><text:s/></text:span><text:span text:style-name="T14_11">gets</text:span><text:span text:style-name="T14_12"><text:s/></text:span><text:span text:style-name="T14_13">user</text:span><text:span text:style-name="T14_14"><text:s/></text:span><text:span text:style-name="T14_15">login</text:span><text:span text:style-name="T14_16"><text:s/></text:span><text:span text:style-name="T14_17">statuses</text:span><text:span text:style-name="T14_18"><text:s/></text:span><text:span text:style-name="T14_19">from</text:span><text:span text:style-name="T14_20"><text:s/></text:span><text:span text:style-name="T14_21">are</text:span><text:span text:style-name="T14_22"><text:s/></text:span><text:span text:style-name="T14_23">modular</text:span><text:span text:style-name="T14_24"><text:s/></text:span><text:span text:style-name="T14_25">plugins</text:span><text:span text:style-name="T14_26">.<text:s/></text:span><text:span text:style-name="T14_27">This</text:span><text:span text:style-name="T14_28"><text:s/></text:span><text:span text:style-name="T14_29">means</text:span><text:span text:style-name="T14_30"><text:s/></text:span><text:span text:style-name="T14_31">that</text:span><text:span text:style-name="T14_32"><text:s/></text:span><text:span text:style-name="T14_33">the</text:span><text:span text:style-name="T14_34"><text:s/></text:span><text:span text:style-name="T14_35">user</text:span><text:span text:style-name="T14_36"><text:s/></text:span><text:span text:style-name="T14_37">can</text:span><text:span text:style-name="T14_38"><text:s/></text:span><text:span text:style-name="T14_39">pick</text:span><text:span text:style-name="T14_40"><text:s/></text:span><text:span text:style-name="T14_41">and</text:span><text:span text:style-name="T14_42"><text:s/></text:span><text:span text:style-name="T14_43">choose</text:span><text:span text:style-name="T14_44"><text:s/></text:span><text:span text:style-name="T14_45">what</text:span><text:span text:style-name="T14_46"><text:s/></text:span><text:span text:style-name="T14_47">programs</text:span><text:span text:style-name="T14_48"><text:s/></text:span><text:span text:style-name="T14_49">he</text:span><text:span text:style-name="T14_50">/</text:span><text:span text:style-name="T14_51">she</text:span><text:span text:style-name="T14_52"><text:s/></text:span><text:span text:style-name="T14_53">wants</text:span><text:span text:style-name="T14_54"><text:s/></text:span><text:span text:style-name="T14_55">the</text:span><text:span text:style-name="T14_56"><text:s/></text:span><text:span text:style-name="T14_57">program</text:span><text:span text:style-name="T14_58"><text:s/></text:span><text:span text:style-name="T14_59">to</text:span><text:span text:style-name="T14_60"><text:s/></text:span><text:span text:style-name="T14_61">use</text:span><text:span text:style-name="T14_62">.<text:s/></text:span><text:span text:style-name="T14_63">The</text:span><text:span text:style-name="T14_64"><text:s/></text:span><text:span text:style-name="T14_65">plugin</text:span><text:span text:style-name="T14_66"><text:s/></text:span><text:span text:style-name="T14_67">system</text:span><text:span text:style-name="T14_68"><text:s/></text:span><text:span text:style-name="T14_69">requires</text:span><text:span text:style-name="T14_70"><text:s/></text:span><text:span text:style-name="T14_71">that</text:span><text:span text:style-name="T14_72"><text:s/></text:span><text:span text:style-name="T14_73">the</text:span><text:span text:style-name="T14_74"><text:s/></text:span><text:span text:style-name="T14_75">user</text:span><text:span text:style-name="T14_76"><text:s/></text:span><text:span text:style-name="T14_77">do</text:span><text:span text:style-name="T14_78"><text:s/></text:span><text:span text:style-name="T14_79">nothing</text:span><text:span text:style-name="T14_80"><text:s/></text:span><text:span text:style-name="T14_81">more</text:span><text:span text:style-name="T14_82"><text:s/></text:span><text:span text:style-name="T14_83">than</text:span><text:span text:style-name="T14_84"><text:s/></text:span><text:span text:style-name="T14_85">place</text:span><text:span text:style-name="T14_86"><text:s/></text:span><text:span text:style-name="T14_87">a</text:span><text:span text:style-name="T14_88"><text:s/></text:span><text:span text:style-name="T14_89">file</text:span><text:span text:style-name="T14_90"><text:s/></text:span><text:span text:style-name="T14_91">inside</text:span><text:span text:style-name="T14_92"><text:s/></text:span><text:span text:style-name="T14_93">a</text:span><text:span text:style-name="T14_94"><text:s/></text:span><text:span text:style-name="T14_95">directory</text:span><text:span text:style-name="T14_96">.</text:span></text:p>
      <text:p text:style-name="P15"/>
      <text:p text:style-name="P16"><text:span text:style-name="T16_1">Ability</text:span><text:span text:style-name="T16_2"><text:s/></text:span><text:span text:style-name="T16_3">to</text:span><text:span text:style-name="T16_4"><text:s/></text:span><text:span text:style-name="T16_5">sort</text:span><text:span text:style-name="T16_6"><text:s/></text:span><text:span text:style-name="T16_7">and</text:span><text:span text:style-name="T16_8"><text:s/></text:span><text:span text:style-name="T16_9">filter</text:span><text:span text:style-name="T16_10"><text:s/></text:span><text:span text:style-name="T16_11">the</text:span><text:span text:style-name="T16_12"><text:s/></text:span><text:span text:style-name="T16_13">status</text:span><text:span text:style-name="T16_14"><text:s/></text:span><text:span text:style-name="T16_15">results</text:span><text:span text:style-name="T16_16">:</text:span></text:p>
      <text:p text:style-name="P17"><text:span text:style-name="T17_1">This</text:span><text:span text:style-name="T17_2"><text:s/></text:span><text:span text:style-name="T17_3">criteria</text:span><text:span text:style-name="T17_4"><text:s/></text:span><text:span text:style-name="T17_5">was</text:span><text:span text:style-name="T17_6"><text:s/></text:span><text:span text:style-name="T17_7">met</text:span><text:span text:style-name="T17_8"><text:s/></text:span><text:span text:style-name="T17_9">completely</text:span><text:span text:style-name="T17_10">.<text:s/></text:span><text:span text:style-name="T17_11">The</text:span><text:span text:style-name="T17_12"><text:s/></text:span><text:span text:style-name="T17_13">user</text:span><text:span text:style-name="T17_14"><text:s/></text:span><text:span text:style-name="T17_15">can</text:span><text:span text:style-name="T17_16"><text:s/></text:span><text:span text:style-name="T17_17">filter</text:span><text:span text:style-name="T17_18"><text:s/></text:span><text:span text:style-name="T17_19">the</text:span><text:span text:style-name="T17_20"><text:s/></text:span><text:span text:style-name="T17_21">statuses</text:span><text:span text:style-name="T17_22"><text:s/></text:span><text:span text:style-name="T17_23">by</text:span><text:span text:style-name="T17_24"><text:s/></text:span><text:span text:style-name="T17_25">what</text:span><text:span text:style-name="T17_26"><text:s/></text:span><text:span text:style-name="T17_27">program</text:span><text:span text:style-name="T17_28"><text:s/></text:span><text:span text:style-name="T17_29">they</text:span><text:span text:style-name="T17_30"><text:s/></text:span><text:span text:style-name="T17_31">are</text:span><text:span text:style-name="T17_32"><text:s/></text:span><text:span text:style-name="T17_33">from</text:span><text:span text:style-name="T17_34">.<text:s/></text:span><text:span text:style-name="T17_35">and</text:span><text:span text:style-name="T17_36"><text:s/></text:span><text:span text:style-name="T17_37">also</text:span><text:span text:style-name="T17_38"><text:s/></text:span><text:span text:style-name="T17_39">sort</text:span><text:span text:style-name="T17_40"><text:s/></text:span><text:span text:style-name="T17_41">in</text:span><text:span text:style-name="T17_42"><text:s/></text:span><text:span text:style-name="T17_43">two</text:span><text:span text:style-name="T17_44"><text:s/></text:span><text:span text:style-name="T17_45">methods</text:span><text:span text:style-name="T17_46">.<text:s/></text:span><text:span text:style-name="T17_47">The</text:span><text:span text:style-name="T17_48"><text:s/></text:span><text:span text:style-name="T17_49">client</text:span><text:span text:style-name="T17_50"><text:s/></text:span><text:span text:style-name="T17_51">thought</text:span><text:span text:style-name="T17_52"><text:s/></text:span><text:span text:style-name="T17_53">that</text:span><text:span text:style-name="T17_54"><text:s/></text:span><text:span text:style-name="T17_55">the</text:span><text:span text:style-name="T17_56"><text:s/></text:span><text:span text:style-name="T17_57">filters</text:span><text:span text:style-name="T17_58"><text:s/></text:span><text:span text:style-name="T17_59">and</text:span><text:span text:style-name="T17_60"><text:s/></text:span><text:span text:style-name="T17_61">sorting</text:span><text:span text:style-name="T17_62"><text:s/></text:span><text:span text:style-name="T17_63">did</text:span><text:span text:style-name="T17_64"><text:s/></text:span><text:span text:style-name="T17_65">an</text:span><text:span text:style-name="T17_66"><text:s/></text:span><text:span text:style-name="T17_67">excellent</text:span><text:span text:style-name="T17_68"><text:s/></text:span><text:span text:style-name="T17_69">job</text:span><text:span text:style-name="T17_70">.</text:span></text:p>
      <text:p text:style-name="P18"/>
      <text:p text:style-name="P19"><text:span text:style-name="T19_1">Use</text:span><text:span text:style-name="T19_2"><text:s/></text:span><text:span text:style-name="T19_3">as</text:span><text:span text:style-name="T19_4"><text:s/></text:span><text:span text:style-name="T19_5">little</text:span><text:span text:style-name="T19_6"><text:s/></text:span><text:span text:style-name="T19_7">computer</text:span><text:span text:style-name="T19_8"><text:s/></text:span><text:span text:style-name="T19_9">resources</text:span><text:span text:style-name="T19_10"><text:s/></text:span><text:span text:style-name="T19_11">as</text:span><text:span text:style-name="T19_12"><text:s/></text:span><text:span text:style-name="T19_13">possible</text:span><text:span text:style-name="T19_14">:</text:span></text:p>
      <text:p text:style-name="P20"><text:span text:style-name="T20_1">This</text:span><text:span text:style-name="T20_2"><text:s/></text:span><text:span text:style-name="T20_3">criteria</text:span><text:span text:style-name="T20_4"><text:s/></text:span><text:span text:style-name="T20_5">was</text:span><text:span text:style-name="T20_6"><text:s/></text:span><text:span text:style-name="T20_7">met</text:span><text:span text:style-name="T20_8"><text:s/></text:span><text:span text:style-name="T20_9">to</text:span><text:span text:style-name="T20_10"><text:s/></text:span><text:span text:style-name="T20_11">an</text:span><text:span text:style-name="T20_12"><text:s/></text:span><text:span text:style-name="T20_13">extent</text:span><text:span text:style-name="T20_14">.<text:s/></text:span><text:span text:style-name="T20_15">It</text:span><text:span text:style-name="T20_16"><text:s/></text:span><text:span text:style-name="T20_17">uses</text:span><text:span text:style-name="T20_18"><text:s/></text:span><text:span text:style-name="T20_19">less</text:span><text:span text:style-name="T20_20"><text:s/></text:span><text:span text:style-name="T20_21">than</text:span><text:span text:style-name="T20_22"><text:s/>2%<text:s/></text:span><text:span text:style-name="T20_23">of</text:span><text:span text:style-name="T20_24"><text:s/></text:span><text:span text:style-name="T20_25">a</text:span><text:span text:style-name="T20_26"><text:s/>1.3</text:span><text:span text:style-name="T20_27">GHZ</text:span><text:span text:style-name="T20_28"><text:s/></text:span><text:span text:style-name="T20_29">Intel</text:span><text:span text:style-name="T20_30"><text:s/></text:span><text:span text:style-name="T20_31">Core</text:span><text:span text:style-name="T20_32"><text:s/></text:span><text:span text:style-name="T20_33">i</text:span><text:span text:style-name="T20_34">5<text:s/></text:span><text:span text:style-name="T20_35">processor</text:span><text:span text:style-name="T20_36">,<text:s/></text:span><text:span text:style-name="T20_37">and</text:span><text:span text:style-name="T20_38"><text:s/></text:span><text:span text:style-name="T20_39">fills</text:span><text:span text:style-name="T20_40"><text:s/></text:span><text:span text:style-name="T20_41">up</text:span><text:span text:style-name="T20_42"><text:s/></text:span><text:span text:style-name="T20_43">less</text:span><text:span text:style-name="T20_44"><text:s/></text:span><text:span text:style-name="T20_45">than</text:span><text:span text:style-name="T20_46"><text:s/>30</text:span><text:span text:style-name="T20_47">mb</text:span><text:span text:style-name="T20_48"><text:s/></text:span><text:span text:style-name="T20_49">of</text:span><text:span text:style-name="T20_50"><text:s/></text:span><text:span text:style-name="T20_51">RAM</text:span><text:span text:style-name="T20_52">.<text:s/></text:span><text:span text:style-name="T20_53">See</text:span><text:span text:style-name="T20_54"><text:s/></text:span><text:span text:style-name="T20_55">appendix</text:span><text:span text:style-name="T20_56">,<text:s/></text:span><text:span text:style-name="T20_57">figures</text:span><text:span text:style-name="T20_58"><text:s/>1<text:s/></text:span><text:span text:style-name="T20_59">and</text:span><text:span text:style-name="T20_60"><text:s/>2.<text:s/></text:span><text:span text:style-name="T20_61">This</text:span><text:span text:style-name="T20_62"><text:s/></text:span><text:span text:style-name="T20_63">means</text:span><text:span text:style-name="T20_64"><text:s/></text:span><text:span text:style-name="T20_65">that</text:span><text:span text:style-name="T20_66"><text:s/></text:span><text:span text:style-name="T20_67">the</text:span><text:span text:style-name="T20_68"><text:s/></text:span><text:span text:style-name="T20_69">program</text:span><text:span text:style-name="T20_70"><text:s/></text:span><text:span text:style-name="T20_71">is</text:span><text:span text:style-name="T20_72"><text:s/></text:span><text:span text:style-name="T20_73">fairly</text:span><text:span text:style-name="T20_74"><text:s/></text:span><text:span text:style-name="T20_75">light</text:span><text:span text:style-name="T20_76"><text:s/></text:span><text:span text:style-name="T20_77">on</text:span><text:span text:style-name="T20_78"><text:s/></text:span><text:span text:style-name="T20_79">computer</text:span><text:span text:style-name="T20_80"><text:s/></text:span><text:span text:style-name="T20_81">resources</text:span><text:span text:style-name="T20_82">,<text:s/></text:span><text:span text:style-name="T20_83">and</text:span><text:span text:style-name="T20_84"><text:s/></text:span><text:span text:style-name="T20_85">the</text:span><text:span text:style-name="T20_86"><text:s/></text:span><text:span text:style-name="T20_87">clients</text:span><text:span text:style-name="T20_88"><text:s/></text:span><text:span text:style-name="T20_89">can</text:span><text:span text:style-name="T20_90"><text:s/></text:span><text:span text:style-name="T20_91">have</text:span><text:span text:style-name="T20_92"><text:s/></text:span><text:span text:style-name="T20_93">the</text:span><text:span text:style-name="T20_94"><text:s/></text:span><text:span text:style-name="T20_95">program</text:span><text:span text:style-name="T20_96"><text:s/></text:span><text:span text:style-name="T20_97">open</text:span><text:span text:style-name="T20_98"><text:s/></text:span><text:span text:style-name="T20_99">without</text:span><text:span text:style-name="T20_100"><text:s/></text:span><text:span text:style-name="T20_101">worrying</text:span><text:span text:style-name="T20_102"><text:s/></text:span><text:span text:style-name="T20_103">too</text:span><text:span text:style-name="T20_104"><text:s/></text:span><text:span text:style-name="T20_105">much</text:span><text:span text:style-name="T20_106"><text:s/></text:span><text:span text:style-name="T20_107">about</text:span><text:span text:style-name="T20_108"><text:s/></text:span><text:span text:style-name="T20_109">it</text:span><text:span text:style-name="T20_110"><text:s/></text:span><text:span text:style-name="T20_111">impacting</text:span><text:span text:style-name="T20_112"><text:s/></text:span><text:span text:style-name="T20_113">their</text:span><text:span text:style-name="T20_114"><text:s/></text:span><text:span text:style-name="T20_115">other</text:span><text:span text:style-name="T20_116"><text:s/></text:span><text:span text:style-name="T20_117">activities</text:span><text:span text:style-name="T20_118">.</text:span></text:p>
      <text:p text:style-name="P21"/>
      <text:p text:style-name="P22"/>
      <text:p text:style-name="P23"><text:span text:style-name="T23_1">Recommendations</text:span><text:span text:style-name="T23_2"><text:s/></text:span><text:span text:style-name="T23_3">for</text:span><text:span text:style-name="T23_4"><text:s/></text:span><text:span text:style-name="T23_5">Further</text:span><text:span text:style-name="T23_6"><text:s/></text:span><text:span text:style-name="T23_7">Development</text:span></text:p>
      <text:p text:style-name="P24"><text:span text:style-name="T24_1">I</text:span><text:span text:style-name="T24_2"><text:s/></text:span><text:span text:style-name="T24_3">could</text:span><text:span text:style-name="T24_4"><text:s/></text:span><text:span text:style-name="T24_5">further</text:span><text:span text:style-name="T24_6"><text:s/></text:span><text:span text:style-name="T24_7">develop</text:span><text:span text:style-name="T24_8"><text:s/></text:span><text:span text:style-name="T24_9">this</text:span><text:span text:style-name="T24_10"><text:s/></text:span><text:span text:style-name="T24_11">program</text:span><text:span text:style-name="T24_12"><text:s/></text:span><text:span text:style-name="T24_13">by</text:span><text:span text:style-name="T24_14"><text:s/></text:span><text:span text:style-name="T24_15">continuing</text:span><text:span text:style-name="T24_16"><text:s/></text:span><text:span text:style-name="T24_17">to</text:span><text:span text:style-name="T24_18"><text:s/></text:span><text:span text:style-name="T24_19">create</text:span><text:span text:style-name="T24_20"><text:s/></text:span><text:span text:style-name="T24_21">plugins</text:span><text:span text:style-name="T24_22"><text:s/></text:span><text:span text:style-name="T24_23">for</text:span><text:span text:style-name="T24_24"><text:s/></text:span><text:span text:style-name="T24_25">additional</text:span><text:span text:style-name="T24_26"><text:s/></text:span><text:span text:style-name="T24_27">services</text:span><text:span text:style-name="T24_28"><text:s/></text:span><text:span text:style-name="T24_29">that</text:span><text:span text:style-name="T24_30"><text:s/></text:span><text:span text:style-name="T24_31">the</text:span><text:span text:style-name="T24_32"><text:s/></text:span><text:span text:style-name="T24_33">clients</text:span><text:span text:style-name="T24_34"><text:s/></text:span><text:span text:style-name="T24_35">would</text:span><text:span text:style-name="T24_36"><text:s/></text:span><text:span text:style-name="T24_37">use</text:span><text:span text:style-name="T24_38">.<text:s/></text:span><text:span text:style-name="T24_39">Additionally</text:span><text:span text:style-name="T24_40">,<text:s/></text:span><text:span text:style-name="T24_41">the</text:span><text:span text:style-name="T24_42"><text:s/></text:span><text:span text:style-name="T24_43">GUI</text:span><text:span text:style-name="T24_44">,<text:s/></text:span><text:span text:style-name="T24_45">although</text:span><text:span text:style-name="T24_46"><text:s/></text:span><text:span text:style-name="T24_47">completely</text:span><text:span text:style-name="T24_48"><text:s/></text:span><text:span text:style-name="T24_49">functional</text:span><text:span text:style-name="T24_50">,<text:s/></text:span><text:span text:style-name="T24_51">is</text:span><text:span text:style-name="T24_52"><text:s/></text:span><text:span text:style-name="T24_53">not</text:span><text:span text:style-name="T24_54"><text:s/></text:span><text:span text:style-name="T24_55">necessarily</text:span><text:span text:style-name="T24_56"><text:s/></text:span><text:span text:style-name="T24_57">the</text:span><text:span text:style-name="T24_58"><text:s/></text:span><text:span text:style-name="T24_59">most</text:span><text:span text:style-name="T24_60"><text:s/></text:span><text:span text:style-name="T24_61">aesthetically</text:span><text:span text:style-name="T24_62"><text:s/></text:span><text:span text:style-name="T24_63">pleasing</text:span><text:span text:style-name="T24_64">.<text:s/></text:span><text:span text:style-name="T24_65">I</text:span><text:span text:style-name="T24_66"><text:s/></text:span><text:span text:style-name="T24_67">could</text:span><text:span text:style-name="T24_68"><text:s/></text:span><text:span text:style-name="T24_69">improve</text:span><text:span text:style-name="T24_70"><text:s/></text:span><text:span text:style-name="T24_71">the</text:span><text:span text:style-name="T24_72"><text:s/></text:span><text:span text:style-name="T24_73">GUI</text:span><text:span text:style-name="T24_74"><text:s/></text:span><text:span text:style-name="T24_75">to</text:span><text:span text:style-name="T24_76"><text:s/></text:span><text:span text:style-name="T24_77">make</text:span><text:span text:style-name="T24_78"><text:s/></text:span><text:span text:style-name="T24_79">it</text:span><text:span text:style-name="T24_80"><text:s/></text:span><text:span text:style-name="T24_81">more</text:span><text:span text:style-name="T24_82"><text:s/></text:span><text:span text:style-name="T24_83">pleasing</text:span><text:span text:style-name="T24_84">,<text:s/></text:span><text:span text:style-name="T24_85">even</text:span><text:span text:style-name="T24_86"><text:s/></text:span><text:span text:style-name="T24_87">giving</text:span><text:span text:style-name="T24_88"><text:s/></text:span><text:span text:style-name="T24_89">options</text:span><text:span text:style-name="T24_90"><text:s/></text:span><text:span text:style-name="T24_91">that</text:span><text:span text:style-name="T24_92"><text:s/></text:span><text:span text:style-name="T24_93">the</text:span><text:span text:style-name="T24_94"><text:s/></text:span><text:span text:style-name="T24_95">user</text:span><text:span text:style-name="T24_96"><text:s/></text:span><text:span text:style-name="T24_97">could</text:span><text:span text:style-name="T24_98"><text:s/></text:span><text:span text:style-name="T24_99">use</text:span><text:span text:style-name="T24_100"><text:s/></text:span><text:span text:style-name="T24_101">to</text:span><text:span text:style-name="T24_102"><text:s/></text:span><text:span text:style-name="T24_103">customize</text:span><text:span text:style-name="T24_104"><text:s/></text:span><text:span text:style-name="T24_105">the</text:span><text:span text:style-name="T24_106"><text:s/></text:span><text:span text:style-name="T24_107">GUI</text:span><text:span text:style-name="T24_108"><text:s/></text:span><text:span text:style-name="T24_109">to</text:span><text:span text:style-name="T24_110"><text:s/></text:span><text:span text:style-name="T24_111">what</text:span><text:span text:style-name="T24_112"><text:s/></text:span><text:span text:style-name="T24_113">they</text:span><text:span text:style-name="T24_114"><text:s/></text:span><text:span text:style-name="T24_115">want</text:span><text:span text:style-name="T24_116">.</text:span></text:p>
      <text:p text:style-name="P25"/>
      <text:p text:style-name="P26"><text:span text:style-name="T26_1">Word</text:span><text:span text:style-name="T26_2"><text:s/></text:span><text:span text:style-name="T26_3">count</text:span><text:span text:style-name="T26_4">:<text:s/>389<text:s/></text:span><text:span text:style-name="T26_5">word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cm" fo:page-height="29.70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